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249cm" fo:margin-left="-0.123cm" table:align="left" style:writing-mode="lr-tb"/>
    </style:style>
    <style:style style:name="Tableau1.A" style:family="table-column">
      <style:table-column-properties style:column-width="8.375cm"/>
    </style:style>
    <style:style style:name="Tableau1.B" style:family="table-column">
      <style:table-column-properties style:column-width="0.501cm"/>
    </style:style>
    <style:style style:name="Tableau1.C" style:family="table-column">
      <style:table-column-properties style:column-width="8.37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8pt" style:font-size-asian="8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  <style:text-properties fo:font-size="10pt" style:font-size-asian="10.8999996185303pt" style:font-size-complex="10.8999996185303pt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Heading_20_3">
      <style:paragraph-properties style:snap-to-layout-grid="false"/>
    </style:style>
    <style:style style:name="P7" style:family="paragraph" style:parent-style-name="Heading_20_4">
      <style:paragraph-properties style:snap-to-layout-grid="false"/>
      <style:text-properties fo:font-size="16pt" style:font-size-asian="16pt"/>
    </style:style>
    <style:style style:name="P8" style:family="paragraph" style:parent-style-name="Heading_20_4">
      <style:paragraph-properties fo:text-align="end" style:justify-single-word="false" style:snap-to-layout-grid="false"/>
      <style:text-properties fo:font-size="16pt" style:font-size-asian="16pt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8pt" fo:font-weight="bold" style:font-size-asian="8pt" style:font-weight-asian="bold"/>
    </style:style>
    <style:style style:name="T2" style:family="text">
      <style:text-properties fo:font-size="8pt" style:font-size-asian="8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7" text:outline-level="4"><text:bookmark-start text:name="__DdeLink__1591_1261275914"/>[<text:bookmark-end text:name="__DdeLink__1591_1261275914"/>titreC1]</text:h>
          </table:table-cell>
          <table:table-cell table:style-name="Tableau1.A1" office:value-type="string">
            <text:h text:style-name="P8" text:outline-level="4"/>
          </table:table-cell>
          <table:table-cell table:style-name="Tableau1.A1" office:value-type="string">
            <text:h text:style-name="P8" text:outline-level="4"><text:bookmark-start text:name="__DdeLink__1591_12612759141"/><text:bookmark-start text:name="__DdeLink__1593_1261275914"/>[<text:bookmark-end text:name="__DdeLink__1591_12612759141"/>titreC2]<text:bookmark-end text:name="__DdeLink__1593_1261275914"/></text:h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Prénoms : [pre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Prénoms : <text:s/>[pre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om : [nom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om : [nom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Né le [dateNConjoint1] <text:s text:c="26"/>à <text:s text:c="13"/>heures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Née le <text:s/>[dateNConjoint2] <text:s text:c="22"/>à <text:s text:c="12"/>heures 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à [lieuNConjoint1]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à <text:s/>[lieuN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De : [NPP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De : <text:s/>[NPP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t de : [NPMereConjoint1]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t de : <text:s/>[NPMereConjoint2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acte de naissance n°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Extrait délivré conforme à l’acte de naissance n°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Le :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pan text:style-name="T1">MENTIONS MARGINALES</text:span><text:span text:style-name="T2"> <text:s text:c="4"/>L’officier de l’état civil</text:span></text:p>
          </table:table-cell>
        </table:table-row>
        <table:table-row table:style-name="Tableau1.1">
          <table:table-cell table:style-name="Tableau1.A1" office:value-type="string">
            <text:p text:style-name="P1"><text:s text:c="60"/><text:span text:style-name="T2">Sceau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text:s text:c="60"/><text:span text:style-name="T2">Sceau</text:span>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5">Mariage célébré à Voreppe <text:s/>(Isère) 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5">Le [dateMariage] à [heureMariag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Les futurs époux ont déclaré <text:s/>qu'il n'a pas été fait de contrat de mariage.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xtrait délivré conforme à l’<text:span text:style-name="T3">acte de mariage n°</text:span> <text:span text:style-name="T3">[numActe]</text:span>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Le <text:s/>[dateActe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officier]</text:p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[fonctionOfficier]</text:p>
          </table:table-cell>
        </table:table-row>
        <table:table-row table:style-name="Tableau1.1">
          <table:table-cell table:style-name="Tableau1.A1" office:value-type="string">
            <text:h text:style-name="P6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[infoOfficier]</text:p>
          </table:table-cell>
        </table:table-row>
        <table:table-row table:style-name="Tableau1.1">
          <table:table-cell table:style-name="Tableau1.A1" office:value-type="string">
            <text:h text:style-name="P6" text:outline-level="3">MENTIONS MARGINALES</text:h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<text:s text:c="59"/></text:p>
          </table:table-cell>
        </table:table-row>
        <table:table-row table:style-name="Tableau1.1">
          <table:table-cell table:style-name="Tableau1.A1" office:value-type="string">
            <text:h text:style-name="P6" text:outline-level="3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Century Schoolbook" svg:font-family="'Century Schoolbook'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Century Schoolbook" fo:font-size="12pt" style:font-size-asian="12pt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0.501cm" style:auto-text-indent="false" fo:keep-with-next="always"/>
      <style:text-properties style:font-name="Century Schoolbook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80%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8pt" fo:font-weight="bold" style:font-size-asian="8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Comic Sans MS"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42cm" fo:margin-bottom="2cm" fo:margin-left="2.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E N°</dc:title>
    <meta:initial-creator>Alb</meta:initial-creator>
    <meta:creation-date>2008-09-09T12:42:00</meta:creation-date>
    <dc:date>2013-08-13T14:45:32</dc:date>
    <meta:print-date>2011-02-14T14:39:03.83</meta:print-date>
    <meta:editing-cycles>46</meta:editing-cycles>
    <meta:editing-duration>PT3H28M20S</meta:editing-duration>
    <meta:generator>LibreOffice/3.5$Linux_x86 LibreOffice_project/350m1$Build-2</meta:generator>
    <dc:creator>paccalfl </dc:creator>
    <meta:document-statistic meta:table-count="1" meta:image-count="0" meta:object-count="0" meta:page-count="1" meta:paragraph-count="31" meta:word-count="113" meta:character-count="1053" meta:non-whitespace-character-count="697"/>
  </office:meta>
</office:document-meta>
</file>